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fo="urn:oasis:names:tc:opendocument:xmlns:xsl-fo-compatible:1.0" xmlns:style="urn:oasis:names:tc:opendocument:xmlns:style:1.0" xmlns:text="urn:oasis:names:tc:opendocument:xmlns:text:1.0" xmlns:table="urn:oasis:names:tc:opendocument:xmlns:table:1.0" xmlns:svg="urn:oasis:names:tc:opendocument:xmlns:svg-compatible:1.0" xmlns:number="urn:oasis:names:tc:opendocument:xmlns:datastyle:1.0" xmlns:meta="urn:oasis:names:tc:opendocument:xmlns:meta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맑은 고딕" svg:font-family="맑은 고딕"/>
  </office:font-face-decls>
  <office:automatic-styles>
    <style:style style:name="co6" style:family="table-column">
      <style:table-column-properties fo:break-before="auto" style:column-width="2.25cm"/>
    </style:style>
    <style:style style:name="ID0EAJAE" style:family="table-column">
      <style:table-column-properties style:column-width="1.864cm"/>
    </style:style>
    <style:style style:name="ID0EHJAE" style:family="table-column">
      <style:table-column-properties style:column-width="2.965cm"/>
    </style:style>
    <style:style style:name="ID0EOJAE" style:family="table-column">
      <style:table-column-properties style:column-width="1.684cm"/>
    </style:style>
    <style:style style:name="ID0EVJAE" style:family="table-column">
      <style:table-column-properties style:column-width="4.696cm"/>
    </style:style>
    <style:style style:name="ID0E3JAE" style:family="table-column">
      <style:table-column-properties style:column-width="2.562cm"/>
    </style:style>
    <style:style style:name="ID0EDKAE" style:family="table-column">
      <style:table-column-properties style:column-width="7.495cm"/>
    </style:style>
    <style:style style:name="ID0EKKAE" style:family="table-column">
      <style:table-column-properties style:column-width="1.74cm"/>
    </style:style>
    <style:style style:name="ID0ERKAE" style:family="table-column">
      <style:table-column-properties style:column-width="4.202cm"/>
    </style:style>
    <style:style style:name="ID0EYKAE" style:family="table-column">
      <style:table-column-properties style:column-width="8.879cm"/>
    </style:style>
    <style:style style:name="ID0E6KAE" style:family="table-column">
      <style:table-column-properties style:column-width="2.032cm"/>
    </style:style>
    <style:style style:name="ro6" style:family="table-row">
      <style:table-row-properties fo:break-before="auto" style:row-height="0.494cm"/>
    </style:style>
    <style:style style:name="ID0EHLAE" style:family="table-row">
      <style:table-row-properties fo:break-before="auto" style:row-height="1.032cm" style:use-optimal-row-height="false"/>
    </style:style>
    <style:style style:name="ID0EBNAE" style:family="table-row">
      <style:table-row-properties fo:break-before="auto" style:row-height="0.466cm" style:use-optimal-row-height="true"/>
    </style:style>
    <style:style style:name="ID0EMOAE" style:family="table-row">
      <style:table-row-properties fo:break-before="auto" style:row-height="0.6cm" style:use-optimal-row-height="false"/>
    </style:style>
    <style:style style:name="ID0ECQAE" style:family="table-row">
      <style:table-row-properties fo:break-before="auto" style:row-height="0.466cm" style:use-optimal-row-height="true"/>
    </style:style>
    <style:style style:name="ID0EZRAE" style:family="table-row">
      <style:table-row-properties fo:break-before="auto" style:row-height="0.466cm" style:use-optimal-row-height="true"/>
    </style:style>
    <style:style style:name="ID0EMTAE" style:family="table-row">
      <style:table-row-properties fo:break-before="auto" style:row-height="0.466cm" style:use-optimal-row-height="true"/>
    </style:style>
    <style:style style:name="ID0E6UAE" style:family="table-row">
      <style:table-row-properties fo:break-before="auto" style:row-height="0.466cm" style:use-optimal-row-height="true"/>
    </style:style>
    <style:style style:name="ID0EUWAE" style:family="table-row">
      <style:table-row-properties fo:break-before="auto" style:row-height="0.466cm" style:use-optimal-row-height="true"/>
    </style:style>
    <style:style style:name="ID0ELYAE" style:family="table-row">
      <style:table-row-properties fo:break-before="auto" style:row-height="0.466cm" style:use-optimal-row-height="true"/>
    </style:style>
    <style:style style:name="ID0E5ZAE" style:family="table-row">
      <style:table-row-properties fo:break-before="auto" style:row-height="0.466cm" style:use-optimal-row-height="true"/>
    </style:style>
    <style:style style:name="ID0EJ2AE" style:family="table-row">
      <style:table-row-properties fo:break-before="auto" style:row-height="0.466cm" style:use-optimal-row-height="true"/>
    </style:style>
    <style:style style:name="ID0E53AE" style:family="table-row">
      <style:table-row-properties fo:break-before="auto" style:row-height="0.466cm" style:use-optimal-row-height="true"/>
    </style:style>
    <style:style style:name="ID0ET5AE" style:family="table-row">
      <style:table-row-properties fo:break-before="auto" style:row-height="0.466cm" style:use-optimal-row-height="true"/>
    </style:style>
    <style:style style:name="ID0ELAAG" style:family="table-row">
      <style:table-row-properties fo:break-before="auto" style:row-height="0.466cm" style:use-optimal-row-height="true"/>
    </style:style>
    <style:style style:name="ID0EWBAG" style:family="table-row">
      <style:table-row-properties fo:break-before="auto" style:row-height="2.323cm" style:use-optimal-row-height="true"/>
    </style:style>
    <style:style style:name="ID0EPDAG" style:family="table-row">
      <style:table-row-properties fo:break-before="auto" style:row-height="0.466cm" style:use-optimal-row-height="true"/>
    </style:style>
    <style:style style:name="ID0EGFAG" style:family="table-row">
      <style:table-row-properties fo:break-before="auto" style:row-height="0.466cm" style:use-optimal-row-height="true"/>
    </style:style>
    <style:style style:name="ID0EPGAG" style:family="table-row">
      <style:table-row-properties fo:break-before="auto" style:row-height="0.466cm" style:use-optimal-row-height="true"/>
    </style:style>
    <style:style style:name="ID0ECIAG" style:family="table-row">
      <style:table-row-properties fo:break-before="auto" style:row-height="0.466cm" style:use-optimal-row-height="true"/>
    </style:style>
    <style:style style:name="ID0EXJAG" style:family="table-row">
      <style:table-row-properties fo:break-before="auto" style:row-height="0.466cm" style:use-optimal-row-height="true"/>
    </style:style>
    <style:style style:name="ID0EMLAG" style:family="table-row">
      <style:table-row-properties fo:break-before="auto" style:row-height="0.466cm" style:use-optimal-row-height="true"/>
    </style:style>
    <style:style style:name="ID0E6MAG" style:family="table-row">
      <style:table-row-properties fo:break-before="auto" style:row-height="0.466cm" style:use-optimal-row-height="true"/>
    </style:style>
    <style:style style:name="ID0ESOAG" style:family="table-row">
      <style:table-row-properties fo:break-before="auto" style:row-height="0.466cm" style:use-optimal-row-height="true"/>
    </style:style>
    <style:style style:name="ID0E4PAG" style:family="table-row">
      <style:table-row-properties fo:break-before="auto" style:row-height="0.466cm" style:use-optimal-row-height="true"/>
    </style:style>
    <style:style style:name="ID0EURAG" style:family="table-row">
      <style:table-row-properties fo:break-before="auto" style:row-height="0.466cm" style:use-optimal-row-height="true"/>
    </style:style>
    <style:style style:name="ID0EHTAG" style:family="table-row">
      <style:table-row-properties fo:break-before="auto" style:row-height="0.579cm" style:use-optimal-row-height="true"/>
    </style:style>
    <style:style style:name="ID0E3UAG" style:family="table-row">
      <style:table-row-properties fo:break-before="auto" style:row-height="0.466cm" style:use-optimal-row-height="true"/>
    </style:style>
    <style:style style:name="ID0ERWAG" style:family="table-row">
      <style:table-row-properties fo:break-before="auto" style:row-height="0.466cm" style:use-optimal-row-height="true"/>
    </style:style>
    <style:style style:name="ID0EVWAG" style:family="table-row">
      <style:table-row-properties fo:break-before="auto" style:row-height="0.487cm" style:use-optimal-row-height="false"/>
    </style:style>
    <style:style style:name="ID0E1WAG" style:family="table-row">
      <style:table-row-properties fo:break-before="auto" style:row-height="0.487cm" style:use-optimal-row-height="false"/>
    </style:style>
    <style:style style:name="ID0E6WAG" style:family="table-row">
      <style:table-row-properties fo:break-before="auto" style:row-height="0.487cm" style:use-optimal-row-height="false"/>
    </style:style>
    <style:style style:name="ID0EEXAG" style:family="table-row">
      <style:table-row-properties fo:break-before="auto" style:row-height="0.487cm" style:use-optimal-row-height="false"/>
    </style:style>
    <style:style style:name="ID0EJXAG" style:family="table-row">
      <style:table-row-properties fo:break-before="auto" style:row-height="0.487cm" style:use-optimal-row-height="false"/>
    </style:style>
    <style:style style:name="ID0EOXAG" style:family="table-row">
      <style:table-row-properties fo:break-before="auto" style:row-height="0.487cm" style:use-optimal-row-height="false"/>
    </style:style>
    <style:style style:name="ID0ETXAG" style:family="table-row">
      <style:table-row-properties fo:break-before="auto" style:row-height="0.487cm" style:use-optimal-row-height="false"/>
    </style:style>
    <style:style style:name="ID0EYXAG" style:family="table-row">
      <style:table-row-properties fo:break-before="auto" style:row-height="0.487cm" style:use-optimal-row-height="false"/>
    </style:style>
    <style:style style:name="ID0E4XAG" style:family="table-row">
      <style:table-row-properties fo:break-before="auto" style:row-height="0.487cm" style:use-optimal-row-height="false"/>
    </style:style>
    <style:style style:name="ID0ECYAG" style:family="table-row">
      <style:table-row-properties fo:break-before="auto" style:row-height="0.487cm" style:use-optimal-row-height="false"/>
    </style:style>
    <style:style style:name="ID0EHYAG" style:family="table-row">
      <style:table-row-properties fo:break-before="auto" style:row-height="0.487cm" style:use-optimal-row-height="false"/>
    </style:style>
    <style:style style:name="ID0EMYAG" style:family="table-row">
      <style:table-row-properties fo:break-before="auto" style:row-height="0.487cm" style:use-optimal-row-height="false"/>
    </style:style>
    <style:style style:name="ID0ERYAG" style:family="table-row">
      <style:table-row-properties fo:break-before="auto" style:row-height="0.487cm" style:use-optimal-row-height="false"/>
    </style:style>
    <style:style style:name="ID0EWYAG" style:family="table-row">
      <style:table-row-properties fo:break-before="auto" style:row-height="0.487cm" style:use-optimal-row-height="false"/>
    </style:style>
    <style:style style:name="ID0E2YAG" style:family="table-row">
      <style:table-row-properties fo:break-before="auto" style:row-height="0.487cm" style:use-optimal-row-height="false"/>
    </style:style>
    <style:style style:name="ID0EAZAG" style:family="table-row">
      <style:table-row-properties fo:break-before="auto" style:row-height="0.487cm" style:use-optimal-row-height="false"/>
    </style:style>
    <style:style style:name="ID0EFZAG" style:family="table-row">
      <style:table-row-properties fo:break-before="auto" style:row-height="0.487cm" style:use-optimal-row-height="false"/>
    </style:style>
    <style:style style:name="ID0EKZAG" style:family="table-row">
      <style:table-row-properties fo:break-before="auto" style:row-height="0.487cm" style:use-optimal-row-height="false"/>
    </style:style>
    <style:style style:name="ID0EPZAG" style:family="table-row">
      <style:table-row-properties fo:break-before="auto" style:row-height="0.487cm" style:use-optimal-row-height="false"/>
    </style:style>
    <style:style style:name="ID0EUZAG" style:family="table-row">
      <style:table-row-properties fo:break-before="auto" style:row-height="0.487cm" style:use-optimal-row-height="false"/>
    </style:style>
    <style:style style:name="ID0EZZAG" style:family="table-row">
      <style:table-row-properties fo:break-before="auto" style:row-height="0.487cm" style:use-optimal-row-height="false"/>
    </style:style>
    <style:style style:name="ID0E5ZAG" style:family="table-row">
      <style:table-row-properties fo:break-before="auto" style:row-height="0.487cm" style:use-optimal-row-height="false"/>
    </style:style>
    <style:style style:name="ID0ED1AG" style:family="table-row">
      <style:table-row-properties fo:break-before="auto" style:row-height="0.487cm" style:use-optimal-row-height="false"/>
    </style:style>
    <style:style style:name="ID0EI1AG" style:family="table-row">
      <style:table-row-properties fo:break-before="auto" style:row-height="0.487cm" style:use-optimal-row-height="false"/>
    </style:style>
    <style:style style:name="ID0EN1AG" style:family="table-row">
      <style:table-row-properties fo:break-before="auto" style:row-height="0.487cm" style:use-optimal-row-height="false"/>
    </style:style>
    <style:style style:name="ID0ES1AG" style:family="table-row">
      <style:table-row-properties fo:break-before="auto" style:row-height="0.487cm" style:use-optimal-row-height="false"/>
    </style:style>
    <style:style style:name="ID0EX1AG" style:family="table-row">
      <style:table-row-properties fo:break-before="auto" style:row-height="0.487cm" style:use-optimal-row-height="false"/>
    </style:style>
    <style:style style:name="ID0E31AG" style:family="table-row">
      <style:table-row-properties fo:break-before="auto" style:row-height="0.487cm" style:use-optimal-row-height="false"/>
    </style:style>
    <style:style style:name="ID0EB2AG" style:family="table-row">
      <style:table-row-properties fo:break-before="auto" style:row-height="0.487cm" style:use-optimal-row-height="false"/>
    </style:style>
    <style:style style:name="ID0EG2AG" style:family="table-row">
      <style:table-row-properties fo:break-before="auto" style:row-height="0.487cm" style:use-optimal-row-height="false"/>
    </style:style>
    <style:style style:name="ID0EL2AG" style:family="table-row">
      <style:table-row-properties fo:break-before="auto" style:row-height="0.487cm" style:use-optimal-row-height="false"/>
    </style:style>
    <style:style style:name="ID0EQ2AG" style:family="table-row">
      <style:table-row-properties fo:break-before="auto" style:row-height="0.487cm" style:use-optimal-row-height="false"/>
    </style:style>
    <style:style style:name="ID0EV2AG" style:family="table-row">
      <style:table-row-properties fo:break-before="auto" style:row-height="0.487cm" style:use-optimal-row-height="false"/>
    </style:style>
    <style:style style:name="ID0E12AG" style:family="table-row">
      <style:table-row-properties fo:break-before="auto" style:row-height="0.487cm" style:use-optimal-row-height="false"/>
    </style:style>
    <style:style style:name="ID0E62AG" style:family="table-row">
      <style:table-row-properties fo:break-before="auto" style:row-height="0.487cm" style:use-optimal-row-height="false"/>
    </style:style>
    <style:style style:name="ID0EE3AG" style:family="table-row">
      <style:table-row-properties fo:break-before="auto" style:row-height="0.487cm" style:use-optimal-row-height="false"/>
    </style:style>
    <style:style style:name="ID0EJ3AG" style:family="table-row">
      <style:table-row-properties fo:break-before="auto" style:row-height="0.487cm" style:use-optimal-row-height="false"/>
    </style:style>
    <style:style style:name="ID0EO3AG" style:family="table-row">
      <style:table-row-properties fo:break-before="auto" style:row-height="0.487cm" style:use-optimal-row-height="false"/>
    </style:style>
    <style:style style:name="ID0ET3AG" style:family="table-row">
      <style:table-row-properties fo:break-before="auto" style:row-height="0.487cm" style:use-optimal-row-height="false"/>
    </style:style>
    <style:style style:name="ID0EY3AG" style:family="table-row">
      <style:table-row-properties fo:break-before="auto" style:row-height="0.487cm" style:use-optimal-row-height="false"/>
    </style:style>
    <style:style style:name="ID0E43AG" style:family="table-row">
      <style:table-row-properties fo:break-before="auto" style:row-height="0.487cm" style:use-optimal-row-height="false"/>
    </style:style>
    <style:style style:name="ID0EC4AG" style:family="table-row">
      <style:table-row-properties fo:break-before="auto" style:row-height="0.487cm" style:use-optimal-row-height="false"/>
    </style:style>
    <style:style style:name="ID0EH4AG" style:family="table-row">
      <style:table-row-properties fo:break-before="auto" style:row-height="0.487cm" style:use-optimal-row-height="false"/>
    </style:style>
    <style:style style:name="ID0EM4AG" style:family="table-row">
      <style:table-row-properties fo:break-before="auto" style:row-height="0.487cm" style:use-optimal-row-height="false"/>
    </style:style>
    <style:style style:name="ID0ER4AG" style:family="table-row">
      <style:table-row-properties fo:break-before="auto" style:row-height="0.487cm" style:use-optimal-row-height="false"/>
    </style:style>
    <style:style style:name="ID0EW4AG" style:family="table-row">
      <style:table-row-properties fo:break-before="auto" style:row-height="0.487cm" style:use-optimal-row-height="false"/>
    </style:style>
    <style:style style:name="ID0E5OAC" style:family="table-cell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IPAC" style:family="table-cell" style:parent-style-name="Default">
      <style:table-cell-properties style:vertical-align="middle" fo:wrap-option="wrap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VPAC" style:family="table-cell" style:parent-style-name="Default">
      <style:table-cell-properties style:vertical-align="middle" fo:wrap-option="wrap" fo:background-color="#ffff00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EAAE" style:family="table-cell" style:parent-style-name="Default">
      <style:table-cell-properties style:vertical-align="middle" fo:wrap-option="wrap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RAAE" style:family="table-cell" style:parent-style-name="Default">
      <style:table-cell-properties style:vertical-align="bottom"/>
      <style:paragraph-properties fo:text-align="general"/>
      <style:text-properties style:font-name="Arial" fo:font-size="10" style:font-size-asian="10pt" style:font-size-complex="10pt" style:font-name-asian="Arial" fo:color="#000000"/>
    </style:style>
    <style:style style:name="ID0EY6AG" style:family="table" style:master-page-name="Default">
      <style:table-properties/>
    </style:style>
    <style:style style:name="ID0E3FAE" style:family="text">
      <style:text-properties fo:font-weight="normal" fo:font-style="normal" style:text-underline-type="none" style:text-position="0% 100%" style:font-name="맑은 고딕" fo:font-size="11" style:font-size-asian="11pt" style:font-size-complex="11pt" style:font-name-asian="" fo:color="#000000"/>
    </style:style>
    <style:style style:name="scenario" style:family="table" style:master-page-name="Default">
      <style:table-properties table:display="false" style:writing-mode="lr-tb"/>
    </style:style>
  </office:automatic-styles>
  <office:body>
    <office:spreadsheet>
      <table:table table:name="시트1" table:style-name="ID0EY6AG">
        <table:table-column table:style-name="ID0EAJAE" table:default-cell-style-name="ID0EIPAC"/>
        <table:table-column table:style-name="ID0EHJAE" table:default-cell-style-name="ID0EIPAC"/>
        <table:table-column table:style-name="ID0EOJAE" table:default-cell-style-name="ID0EIPAC"/>
        <table:table-column table:style-name="ID0EVJAE" table:default-cell-style-name="ID0EIPAC"/>
        <table:table-column table:style-name="ID0E3JAE" table:default-cell-style-name="ID0EIPAC"/>
        <table:table-column table:style-name="ID0EDKAE" table:default-cell-style-name="ID0EIPAC"/>
        <table:table-column table:style-name="ID0EKKAE" table:default-cell-style-name="ID0EIPAC"/>
        <table:table-column table:style-name="ID0ERKAE" table:default-cell-style-name="ID0EIPAC"/>
        <table:table-column table:style-name="ID0EYKAE" table:default-cell-style-name="ID0EIPAC"/>
        <table:table-column table:style-name="ID0E6KAE" table:number-columns-repeated="247" table:default-cell-style-name="ID0EIPAC"/>
        <table:table-row xmlns:xdr="http://schemas.openxmlformats.org/drawingml/2006/spreadsheetDrawing" table:style-name="ID0EHLAE">
          <table:table-cell table:style-name="ID0EVPAC"/>
          <table:table-cell table:style-name="ID0EVPAC" office:value-type="string">
            <text:p>기능</text:p>
          </table:table-cell>
          <table:table-cell table:style-name="ID0EVPAC" office:value-type="string">
            <text:p>http method</text:p>
          </table:table-cell>
          <table:table-cell table:style-name="ID0EVPAC" office:value-type="string">
            <text:p>api path</text:p>
          </table:table-cell>
          <table:table-cell table:style-name="ID0EVPAC" office:value-type="string">
            <text:p>로그인 필수여부</text:p>
          </table:table-cell>
          <table:table-cell table:style-name="ID0EVPAC" office:value-type="string">
            <text:p>파라미터</text:p>
          </table:table-cell>
          <table:table-cell table:style-name="ID0EVPAC" office:value-type="string">
            <text:p>구현여부</text:p>
          </table:table-cell>
          <table:table-cell table:style-name="ID0EVPAC" office:value-type="string">
            <text:p>반환</text:p>
          </table:table-cell>
          <table:table-cell table:style-name="ID0EVPAC" office:value-type="string">
            <text:p>메모</text:p>
          </table:table-cell>
          <table:table-cell table:number-columns-repeated="247"/>
        </table:table-row>
        <table:table-row xmlns:xdr="http://schemas.openxmlformats.org/drawingml/2006/spreadsheetDrawing" table:style-name="ID0EBNAE">
          <table:table-cell table:style-name="ID0EEAAE" office:value-type="string">
            <text:p>멤버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MOAE">
          <table:table-cell table:style-name="ID0EEAAE"/>
          <table:table-cell table:style-name="ID0EEAAE" office:value-type="string">
            <text:p>회원가입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member/signup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userid, password, nickname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CQAE">
          <table:table-cell table:style-name="ID0EEAAE"/>
          <table:table-cell table:style-name="ID0EEAAE" office:value-type="string">
            <text:p>로그인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member/login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userid, password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성공시 멤버 정보 반환</text:p>
          </table:table-cell>
          <table:table-cell table:number-columns-repeated="247"/>
        </table:table-row>
        <table:table-row xmlns:xdr="http://schemas.openxmlformats.org/drawingml/2006/spreadsheetDrawing" table:style-name="ID0EZRAE">
          <table:table-cell table:style-name="ID0EEAAE"/>
          <table:table-cell table:style-name="ID0EEAAE" office:value-type="string">
            <text:p>로그아웃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member/logout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MTAE">
          <table:table-cell table:style-name="ID0EEAAE"/>
          <table:table-cell table:style-name="ID0EEAAE" office:value-type="string">
            <text:p>로그인했는지</text:p>
          </table:table-cell>
          <table:table-cell table:style-name="ID0EEAAE" office:value-type="string">
            <text:p>get</text:p>
          </table:table-cell>
          <table:table-cell table:style-name="ID0EEAAE" office:value-type="string">
            <text:p>/api/member/is-login</text:p>
          </table:table-cell>
          <table:table-cell table:style-name="ID0EEAAE"/>
          <table:table-cell table:style-name="ID0EEAAE"/>
          <table:table-cell table:style-name="ID0EEAAE" office:value-type="string">
            <text:p>o</text:p>
          </table:table-cell>
          <table:table-cell table:style-name="ID0EEAAE" office:value-type="string">
            <text:p>true or false</text:p>
          </table:table-cell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6UAE">
          <table:table-cell table:style-name="ID0EEAAE"/>
          <table:table-cell table:style-name="ID0EEAAE" office:value-type="string">
            <text:p>멤버정보조회</text:p>
          </table:table-cell>
          <table:table-cell table:style-name="ID0EEAAE" office:value-type="string">
            <text:p>get</text:p>
          </table:table-cell>
          <table:table-cell table:style-name="ID0EEAAE" office:value-type="string">
            <text:p>/api/member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성공시 멤버 정보 반환</text:p>
          </table:table-cell>
          <table:table-cell table:number-columns-repeated="247"/>
        </table:table-row>
        <table:table-row xmlns:xdr="http://schemas.openxmlformats.org/drawingml/2006/spreadsheetDrawing" table:style-name="ID0EUWAE">
          <table:table-cell table:style-name="ID0EEAAE"/>
          <table:table-cell table:style-name="ID0EEAAE" office:value-type="string">
            <text:p>멤버정보변경</text:p>
          </table:table-cell>
          <table:table-cell table:style-name="ID0EEAAE" office:value-type="string">
            <text:p>put</text:p>
          </table:table-cell>
          <table:table-cell table:style-name="ID0EEAAE" office:value-type="string">
            <text:p>/api/member</text:p>
          </table:table-cell>
          <table:table-cell table:style-name="ID0EEAAE" office:value-type="string">
            <text:p>o</text:p>
          </table:table-cell>
          <table:table-cell table:style-name="ID0EEAAE" office:value-type="string">
            <text:p>userid, password, nickname, newPassword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성공시 멤버 정보 반환</text:p>
          </table:table-cell>
          <table:table-cell table:number-columns-repeated="247"/>
        </table:table-row>
        <table:table-row xmlns:xdr="http://schemas.openxmlformats.org/drawingml/2006/spreadsheetDrawing" table:style-name="ID0ELYAE">
          <table:table-cell table:style-name="ID0EEAAE"/>
          <table:table-cell table:style-name="ID0EEAAE" office:value-type="string">
            <text:p>탈퇴</text:p>
          </table:table-cell>
          <table:table-cell table:style-name="ID0EEAAE" office:value-type="string">
            <text:p>delete</text:p>
          </table:table-cell>
          <table:table-cell table:style-name="ID0EEAAE" office:value-type="string">
            <text:p>/api/member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5ZAE">
          <table:table-cell table:style-name="ID0EEAAE" office:value-type="string">
            <text:p>카테고리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J2AE">
          <table:table-cell table:style-name="ID0EEAAE"/>
          <table:table-cell table:style-name="ID0EEAAE" office:value-type="string">
            <text:p>카테고리 리스트</text:p>
          </table:table-cell>
          <table:table-cell table:style-name="ID0EEAAE" office:value-type="string">
            <text:p>get</text:p>
          </table:table-cell>
          <table:table-cell table:style-name="ID0EEAAE" office:value-type="string">
            <text:p>/api/category</text:p>
          </table:table-cell>
          <table:table-cell table:style-name="ID0EEAAE" office:value-type="string">
            <text:p>x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 office:value-type="string">
            <text:p>카테고리 리스트</text:p>
          </table:table-cell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53AE">
          <table:table-cell table:style-name="ID0EEAAE"/>
          <table:table-cell table:style-name="ID0EEAAE" office:value-type="string">
            <text:p>카테고리 생성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category</text:p>
          </table:table-cell>
          <table:table-cell table:style-name="ID0EEAAE" office:value-type="string">
            <text:p>o</text:p>
          </table:table-cell>
          <table:table-cell table:style-name="ID0EEAAE" office:value-type="string">
            <text:p>name, abbr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T5AE">
          <table:table-cell table:style-name="ID0EEAAE"/>
          <table:table-cell table:style-name="ID0EEAAE" office:value-type="string">
            <text:p>카테고리 삭제</text:p>
          </table:table-cell>
          <table:table-cell table:style-name="ID0EEAAE" office:value-type="string">
            <text:p>delete</text:p>
          </table:table-cell>
          <table:table-cell table:style-name="ID0EEAAE" office:value-type="string">
            <text:p>/api/category</text:p>
          </table:table-cell>
          <table:table-cell table:style-name="ID0EEAAE" office:value-type="string">
            <text:p>o</text:p>
          </table:table-cell>
          <table:table-cell table:style-name="ID0EEAAE" office:value-type="string">
            <text:p>abbr</text:p>
          </table:table-cell>
          <table:table-cell table:style-name="ID0EEAAE" office:value-type="string">
            <text:p>o</text:p>
          </table:table-cell>
          <table:table-cell table:style-name="ID0EEAAE" office:value-type="string">
            <text:p>카테고리 리스트</text:p>
          </table:table-cell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LAAG">
          <table:table-cell table:style-name="ID0EEAAE" office:value-type="string">
            <text:p>게시글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WBAG">
          <table:table-cell table:style-name="ID0EEAAE"/>
          <table:table-cell table:style-name="ID0EEAAE" office:value-type="string">
            <text:p>글목록 (페이징)</text:p>
          </table:table-cell>
          <table:table-cell table:style-name="ID0EEAAE" office:value-type="string">
            <text:p>get</text:p>
          </table:table-cell>
          <table:table-cell table:style-name="ID0EEAAE" office:value-type="string">
            <text:p>/api/post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page, abbr, like_cut, search, size, orderby</text:p>
          </table:table-cell>
          <table:table-cell table:style-name="ID0EEAAE" office:value-type="string">
            <text:p>o</text:p>
          </table:table-cell>
          <table:table-cell table:style-name="ID0EEAAE" office:value-type="string">
            <text:p>{“totalCount”:숫자, “posts”:[]}</text:p>
          </table:table-cell>
          <table:table-cell table:style-name="ID0EEAAE" office:value-type="string">
            <text:p>page는 1이상 자연수로 필수값이다. 나머지 다섯개는 선택. 실시간 베스트는 page, like_cut두개만 보내면 되고 개념글은 page, abbr, like_cut이렇게 조합해서 보내면 된다. size는 한번에 보여줄 게시글의 수. orderby는 LIKE, DISLIKE, VIEWCOUNT가능. 안해도 되고.</text:p>
          </table:table-cell>
          <table:table-cell table:number-columns-repeated="247"/>
        </table:table-row>
        <table:table-row xmlns:xdr="http://schemas.openxmlformats.org/drawingml/2006/spreadsheetDrawing" table:style-name="ID0EPDAG">
          <table:table-cell table:style-name="ID0EEAAE"/>
          <table:table-cell table:style-name="ID0EEAAE" office:value-type="string">
            <text:p>글쓰기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post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abbr, title, content, password</text:p>
          </table:table-cell>
          <table:table-cell table:style-name="ID0EEAAE" office:value-type="string">
            <text:p>o</text:p>
          </table:table-cell>
          <table:table-cell table:style-name="ID0ERAAE"/>
          <table:table-cell table:style-name="ID0ERAAE" office:value-type="string">
            <text:p>익명일때는 password를 보내야함</text:p>
          </table:table-cell>
          <table:table-cell table:number-columns-repeated="247"/>
        </table:table-row>
        <table:table-row xmlns:xdr="http://schemas.openxmlformats.org/drawingml/2006/spreadsheetDrawing" table:style-name="ID0EGFAG"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PGAG">
          <table:table-cell table:style-name="ID0EEAAE"/>
          <table:table-cell table:style-name="ID0EEAAE" office:value-type="string">
            <text:p>내용조회</text:p>
          </table:table-cell>
          <table:table-cell table:style-name="ID0EEAAE" office:value-type="string">
            <text:p>get</text:p>
          </table:table-cell>
          <table:table-cell table:style-name="ID0EEAAE" office:value-type="string">
            <text:p>/api/post/{post_id}</text:p>
          </table:table-cell>
          <table:table-cell table:style-name="ID0EEAAE" office:value-type="string">
            <text:p>x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CIAG">
          <table:table-cell table:style-name="ID0EEAAE"/>
          <table:table-cell table:style-name="ID0EEAAE" office:value-type="string">
            <text:p>수정</text:p>
          </table:table-cell>
          <table:table-cell table:style-name="ID0EEAAE" office:value-type="string">
            <text:p>put</text:p>
          </table:table-cell>
          <table:table-cell table:style-name="ID0EEAAE" office:value-type="string">
            <text:p>/api/post/{post_id}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title, content, password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XJAG">
          <table:table-cell table:style-name="ID0EEAAE"/>
          <table:table-cell table:style-name="ID0EEAAE" office:value-type="string">
            <text:p>삭제</text:p>
          </table:table-cell>
          <table:table-cell table:style-name="ID0EEAAE" office:value-type="string">
            <text:p>delete</text:p>
          </table:table-cell>
          <table:table-cell table:style-name="ID0EEAAE" office:value-type="string">
            <text:p>/api/post/{post_id}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password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MLAG">
          <table:table-cell table:style-name="ID0EEAAE"/>
          <table:table-cell table:style-name="ID0EEAAE" office:value-type="string">
            <text:p>추천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post/{post_id}/like</text:p>
          </table:table-cell>
          <table:table-cell table:style-name="ID0EEAAE" office:value-type="string">
            <text:p>x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6MAG">
          <table:table-cell table:style-name="ID0EEAAE"/>
          <table:table-cell table:style-name="ID0EEAAE" office:value-type="string">
            <text:p>비추천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post/{post_id}/dislike</text:p>
          </table:table-cell>
          <table:table-cell table:style-name="ID0EEAAE" office:value-type="string">
            <text:p>x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SOAG">
          <table:table-cell table:style-name="ID0EEAAE" office:value-type="string">
            <text:p>댓글</text:p>
          </table:table-cell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4PAG">
          <table:table-cell table:style-name="ID0EEAAE"/>
          <table:table-cell table:style-name="ID0EEAAE" office:value-type="string">
            <text:p>댓글쓰기</text:p>
          </table:table-cell>
          <table:table-cell table:style-name="ID0EEAAE" office:value-type="string">
            <text:p>post</text:p>
          </table:table-cell>
          <table:table-cell table:style-name="ID0EEAAE" office:value-type="string">
            <text:p>/api/comment/{post_id}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content, password, prev_comment_id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 office:value-type="string">
            <text:p>익명일때는 password를 보내야함</text:p>
          </table:table-cell>
          <table:table-cell table:number-columns-repeated="247"/>
        </table:table-row>
        <table:table-row xmlns:xdr="http://schemas.openxmlformats.org/drawingml/2006/spreadsheetDrawing" table:style-name="ID0EURAG">
          <table:table-cell table:style-name="ID0EEAAE"/>
          <table:table-cell table:style-name="ID0EEAAE" office:value-type="string">
            <text:p>내용조회</text:p>
          </table:table-cell>
          <table:table-cell table:style-name="ID0EEAAE" office:value-type="string">
            <text:p>get</text:p>
          </table:table-cell>
          <table:table-cell table:style-name="ID0EEAAE" office:value-type="string">
            <text:p>/api/comment/{post_id}</text:p>
          </table:table-cell>
          <table:table-cell table:style-name="ID0EEAAE" office:value-type="string">
            <text:p>x</text:p>
          </table:table-cell>
          <table:table-cell table:style-name="ID0EEAAE"/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HTAG">
          <table:table-cell table:style-name="ID0EEAAE"/>
          <table:table-cell table:style-name="ID0EEAAE" office:value-type="string">
            <text:p>수정</text:p>
          </table:table-cell>
          <table:table-cell table:style-name="ID0EEAAE" office:value-type="string">
            <text:p>put</text:p>
          </table:table-cell>
          <table:table-cell table:style-name="ID0EEAAE" office:value-type="string">
            <text:p>/api/comment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<text:span>comment_id, </text:span><text:span text:style-name="ID0E3FAE">content, password</text:span>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3UAG">
          <table:table-cell table:style-name="ID0EEAAE"/>
          <table:table-cell table:style-name="ID0EEAAE" office:value-type="string">
            <text:p>삭제</text:p>
          </table:table-cell>
          <table:table-cell table:style-name="ID0EEAAE" office:value-type="string">
            <text:p>delete</text:p>
          </table:table-cell>
          <table:table-cell table:style-name="ID0EEAAE" office:value-type="string">
            <text:p>/api/comment</text:p>
          </table:table-cell>
          <table:table-cell table:style-name="ID0EEAAE" office:value-type="string">
            <text:p>x</text:p>
          </table:table-cell>
          <table:table-cell table:style-name="ID0EEAAE" office:value-type="string">
            <text:p>comment_id, password</text:p>
          </table:table-cell>
          <table:table-cell table:style-name="ID0EEAAE" office:value-type="string">
            <text:p>o</text:p>
          </table:table-cell>
          <table:table-cell table:style-name="ID0EEAAE"/>
          <table:table-cell table:style-name="ID0EEAAE"/>
          <table:table-cell table:number-columns-repeated="247"/>
        </table:table-row>
        <table:table-row xmlns:xdr="http://schemas.openxmlformats.org/drawingml/2006/spreadsheetDrawing" table:style-name="ID0ERWAG">
          <table:table-cell table:number-columns-repeated="256"/>
        </table:table-row>
        <table:table-row xmlns:xdr="http://schemas.openxmlformats.org/drawingml/2006/spreadsheetDrawing" table:style-name="ID0EVWAG">
          <table:table-cell table:number-columns-repeated="256"/>
        </table:table-row>
        <table:table-row xmlns:xdr="http://schemas.openxmlformats.org/drawingml/2006/spreadsheetDrawing" table:style-name="ID0E1WAG">
          <table:table-cell table:number-columns-repeated="256"/>
        </table:table-row>
        <table:table-row xmlns:xdr="http://schemas.openxmlformats.org/drawingml/2006/spreadsheetDrawing" table:style-name="ID0E6WAG">
          <table:table-cell table:number-columns-repeated="256"/>
        </table:table-row>
        <table:table-row xmlns:xdr="http://schemas.openxmlformats.org/drawingml/2006/spreadsheetDrawing" table:style-name="ID0EEXAG">
          <table:table-cell table:number-columns-repeated="256"/>
        </table:table-row>
        <table:table-row xmlns:xdr="http://schemas.openxmlformats.org/drawingml/2006/spreadsheetDrawing" table:style-name="ID0EJXAG">
          <table:table-cell table:number-columns-repeated="256"/>
        </table:table-row>
        <table:table-row xmlns:xdr="http://schemas.openxmlformats.org/drawingml/2006/spreadsheetDrawing" table:style-name="ID0EOXAG">
          <table:table-cell table:number-columns-repeated="256"/>
        </table:table-row>
        <table:table-row xmlns:xdr="http://schemas.openxmlformats.org/drawingml/2006/spreadsheetDrawing" table:style-name="ID0ETXAG">
          <table:table-cell table:number-columns-repeated="256"/>
        </table:table-row>
        <table:table-row xmlns:xdr="http://schemas.openxmlformats.org/drawingml/2006/spreadsheetDrawing" table:style-name="ID0EYXAG">
          <table:table-cell table:number-columns-repeated="256"/>
        </table:table-row>
        <table:table-row xmlns:xdr="http://schemas.openxmlformats.org/drawingml/2006/spreadsheetDrawing" table:style-name="ID0E4XAG">
          <table:table-cell table:number-columns-repeated="256"/>
        </table:table-row>
        <table:table-row xmlns:xdr="http://schemas.openxmlformats.org/drawingml/2006/spreadsheetDrawing" table:style-name="ID0ECYAG">
          <table:table-cell table:number-columns-repeated="256"/>
        </table:table-row>
        <table:table-row xmlns:xdr="http://schemas.openxmlformats.org/drawingml/2006/spreadsheetDrawing" table:style-name="ID0EHYAG">
          <table:table-cell table:number-columns-repeated="256"/>
        </table:table-row>
        <table:table-row xmlns:xdr="http://schemas.openxmlformats.org/drawingml/2006/spreadsheetDrawing" table:style-name="ID0EMYAG">
          <table:table-cell table:number-columns-repeated="256"/>
        </table:table-row>
        <table:table-row xmlns:xdr="http://schemas.openxmlformats.org/drawingml/2006/spreadsheetDrawing" table:style-name="ID0ERYAG">
          <table:table-cell table:number-columns-repeated="256"/>
        </table:table-row>
        <table:table-row xmlns:xdr="http://schemas.openxmlformats.org/drawingml/2006/spreadsheetDrawing" table:style-name="ID0EWYAG">
          <table:table-cell table:number-columns-repeated="256"/>
        </table:table-row>
        <table:table-row xmlns:xdr="http://schemas.openxmlformats.org/drawingml/2006/spreadsheetDrawing" table:style-name="ID0E2YAG">
          <table:table-cell table:number-columns-repeated="256"/>
        </table:table-row>
        <table:table-row xmlns:xdr="http://schemas.openxmlformats.org/drawingml/2006/spreadsheetDrawing" table:style-name="ID0EAZAG">
          <table:table-cell table:number-columns-repeated="256"/>
        </table:table-row>
        <table:table-row xmlns:xdr="http://schemas.openxmlformats.org/drawingml/2006/spreadsheetDrawing" table:style-name="ID0EFZAG">
          <table:table-cell table:number-columns-repeated="256"/>
        </table:table-row>
        <table:table-row xmlns:xdr="http://schemas.openxmlformats.org/drawingml/2006/spreadsheetDrawing" table:style-name="ID0EKZAG">
          <table:table-cell table:number-columns-repeated="256"/>
        </table:table-row>
        <table:table-row xmlns:xdr="http://schemas.openxmlformats.org/drawingml/2006/spreadsheetDrawing" table:style-name="ID0EPZAG">
          <table:table-cell table:number-columns-repeated="256"/>
        </table:table-row>
        <table:table-row xmlns:xdr="http://schemas.openxmlformats.org/drawingml/2006/spreadsheetDrawing" table:style-name="ID0EUZAG">
          <table:table-cell table:number-columns-repeated="256"/>
        </table:table-row>
        <table:table-row xmlns:xdr="http://schemas.openxmlformats.org/drawingml/2006/spreadsheetDrawing" table:style-name="ID0EZZAG">
          <table:table-cell table:number-columns-repeated="256"/>
        </table:table-row>
        <table:table-row xmlns:xdr="http://schemas.openxmlformats.org/drawingml/2006/spreadsheetDrawing" table:style-name="ID0E5ZAG">
          <table:table-cell table:number-columns-repeated="256"/>
        </table:table-row>
        <table:table-row xmlns:xdr="http://schemas.openxmlformats.org/drawingml/2006/spreadsheetDrawing" table:style-name="ID0ED1AG">
          <table:table-cell table:number-columns-repeated="256"/>
        </table:table-row>
        <table:table-row xmlns:xdr="http://schemas.openxmlformats.org/drawingml/2006/spreadsheetDrawing" table:style-name="ID0EI1AG">
          <table:table-cell table:number-columns-repeated="256"/>
        </table:table-row>
        <table:table-row xmlns:xdr="http://schemas.openxmlformats.org/drawingml/2006/spreadsheetDrawing" table:style-name="ID0EN1AG">
          <table:table-cell table:number-columns-repeated="256"/>
        </table:table-row>
        <table:table-row xmlns:xdr="http://schemas.openxmlformats.org/drawingml/2006/spreadsheetDrawing" table:style-name="ID0ES1AG">
          <table:table-cell table:number-columns-repeated="256"/>
        </table:table-row>
        <table:table-row xmlns:xdr="http://schemas.openxmlformats.org/drawingml/2006/spreadsheetDrawing" table:style-name="ID0EX1AG">
          <table:table-cell table:number-columns-repeated="256"/>
        </table:table-row>
        <table:table-row xmlns:xdr="http://schemas.openxmlformats.org/drawingml/2006/spreadsheetDrawing" table:style-name="ID0E31AG">
          <table:table-cell table:number-columns-repeated="256"/>
        </table:table-row>
        <table:table-row xmlns:xdr="http://schemas.openxmlformats.org/drawingml/2006/spreadsheetDrawing" table:style-name="ID0EB2AG">
          <table:table-cell table:number-columns-repeated="256"/>
        </table:table-row>
        <table:table-row xmlns:xdr="http://schemas.openxmlformats.org/drawingml/2006/spreadsheetDrawing" table:style-name="ID0EG2AG">
          <table:table-cell table:number-columns-repeated="256"/>
        </table:table-row>
        <table:table-row xmlns:xdr="http://schemas.openxmlformats.org/drawingml/2006/spreadsheetDrawing" table:style-name="ID0EL2AG">
          <table:table-cell table:number-columns-repeated="256"/>
        </table:table-row>
        <table:table-row xmlns:xdr="http://schemas.openxmlformats.org/drawingml/2006/spreadsheetDrawing" table:style-name="ID0EQ2AG">
          <table:table-cell table:number-columns-repeated="256"/>
        </table:table-row>
        <table:table-row xmlns:xdr="http://schemas.openxmlformats.org/drawingml/2006/spreadsheetDrawing" table:style-name="ID0EV2AG">
          <table:table-cell table:number-columns-repeated="256"/>
        </table:table-row>
        <table:table-row xmlns:xdr="http://schemas.openxmlformats.org/drawingml/2006/spreadsheetDrawing" table:style-name="ID0E12AG">
          <table:table-cell table:number-columns-repeated="256"/>
        </table:table-row>
        <table:table-row xmlns:xdr="http://schemas.openxmlformats.org/drawingml/2006/spreadsheetDrawing" table:style-name="ID0E62AG">
          <table:table-cell table:number-columns-repeated="256"/>
        </table:table-row>
        <table:table-row xmlns:xdr="http://schemas.openxmlformats.org/drawingml/2006/spreadsheetDrawing" table:style-name="ID0EE3AG">
          <table:table-cell table:number-columns-repeated="256"/>
        </table:table-row>
        <table:table-row xmlns:xdr="http://schemas.openxmlformats.org/drawingml/2006/spreadsheetDrawing" table:style-name="ID0EJ3AG">
          <table:table-cell table:number-columns-repeated="256"/>
        </table:table-row>
        <table:table-row xmlns:xdr="http://schemas.openxmlformats.org/drawingml/2006/spreadsheetDrawing" table:style-name="ID0EO3AG">
          <table:table-cell table:number-columns-repeated="256"/>
        </table:table-row>
        <table:table-row xmlns:xdr="http://schemas.openxmlformats.org/drawingml/2006/spreadsheetDrawing" table:style-name="ID0ET3AG">
          <table:table-cell table:number-columns-repeated="256"/>
        </table:table-row>
        <table:table-row xmlns:xdr="http://schemas.openxmlformats.org/drawingml/2006/spreadsheetDrawing" table:style-name="ID0EY3AG">
          <table:table-cell table:number-columns-repeated="256"/>
        </table:table-row>
        <table:table-row xmlns:xdr="http://schemas.openxmlformats.org/drawingml/2006/spreadsheetDrawing" table:style-name="ID0E43AG">
          <table:table-cell table:number-columns-repeated="256"/>
        </table:table-row>
        <table:table-row xmlns:xdr="http://schemas.openxmlformats.org/drawingml/2006/spreadsheetDrawing" table:style-name="ID0EC4AG">
          <table:table-cell table:number-columns-repeated="256"/>
        </table:table-row>
        <table:table-row xmlns:xdr="http://schemas.openxmlformats.org/drawingml/2006/spreadsheetDrawing" table:style-name="ID0EH4AG">
          <table:table-cell table:number-columns-repeated="256"/>
        </table:table-row>
        <table:table-row xmlns:xdr="http://schemas.openxmlformats.org/drawingml/2006/spreadsheetDrawing" table:style-name="ID0EM4AG">
          <table:table-cell table:number-columns-repeated="256"/>
        </table:table-row>
        <table:table-row xmlns:xdr="http://schemas.openxmlformats.org/drawingml/2006/spreadsheetDrawing" table:style-name="ID0ER4AG">
          <table:table-cell table:number-columns-repeated="256"/>
        </table:table-row>
        <table:table-row xmlns:xdr="http://schemas.openxmlformats.org/drawingml/2006/spreadsheetDrawing" table:style-name="ID0EW4AG">
          <table:table-cell table:number-columns-repeated="256"/>
        </table:table-row>
        <table:table-row table:style-name="ro6" table:number-rows-repeated="65535">
          <table:table-cell table:number-columns-repeated="256"/>
        </table:table-row>
      </table:table>
      <table:named-expressions/>
      <table:database-ranges/>
    </office:spreadsheet>
  </office:body>
</office:document-content>
</file>

<file path=styles.xml><?xml version="1.0" encoding="utf-8"?>
<office:document-styles xmlns:office="urn:oasis:names:tc:opendocument:xmlns:office:1.0" xmlns:fo="urn:oasis:names:tc:opendocument:xmlns:xsl-fo-compatible:1.0" xmlns:style="urn:oasis:names:tc:opendocument:xmlns:style:1.0" xmlns:svg="urn:oasis:names:tc:opendocument:xmlns:svg-compatible:1.0" xmlns:table="urn:oasis:names:tc:opendocument:xmlns:table:1.0" xmlns:text="urn:oasis:names:tc:opendocument:xmlns:text:1.0" office:version="1.1">
  <office:font-face-decls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Arial" svg:font-family="Arial"/>
    <style:font-face style:name="맑은 고딕" svg:font-family="맑은 고딕"/>
    <style:font-face style:name="맑은 고딕" svg:font-family="맑은 고딕"/>
    <style:font-face style:name="Arial" svg:font-family="Arial"/>
  </office:font-face-decls>
  <office:styles>
    <style:style style:name="Default" style:family="table-cell">
      <style:text-properties style:font-name="Arial" fo:font-size="10" style:font-size-asian="10pt" style:font-size-complex="10pt" style:font-name-asian="Arial" fo:color="#000000"/>
    </style:style>
  </office:styles>
  <office:automatic-styles>
    <style:page-layout style:name="pm1">
      <style:page-layout-properties fo:page-width="21.59cm" fo:page-height="27.94cm" style:print-orientation="portrait" style:scale-to="100" fo:margin-top="0.8cm" fo:margin-bottom="0.8cm" fo:margin-left="2cm" fo:margin-right="1.799cm"/>
      <style:header-style>
        <style:header-footer-properties fo:min-height="0.751cm" fo:margin-left="0cm" fo:margin-right="0cm" fo:margin-bottom="0.25cm" fo:margin-top="0cm"/>
      </style:header-style>
      <style:footer-style>
        <style:header-footer-properties fo:min-height="0.751cm" fo:margin-left="0cm" fo:margin-right="0cm" fo:margin-top="0.25cm" fo:margin-bottom="0cm"/>
      </style:footer-style>
    </style:page-layout>
    <style:style style:name="ID0ER5AG_CP1-1" style:family="text">
      <style:text-properties fo:color="#000000" style:font-name="맑은 고딕" fo:font-size="11pt"/>
    </style:style>
    <style:style style:name="ID0ES5AG_CP1-1" style:family="text">
      <style:text-properties fo:color="#000000" style:font-name="Arial" fo:font-size="10pt"/>
    </style:style>
  </office:automatic-styles>
  <office:master-styles>
    <style:master-page style:name="Default" style:page-layout-name="pm1">
      <style:header>
        <text:p><text:span text:style-name="ID0ER5AG_CP1-1"><text:sheet-name>???</text:sheet-name></text:span></text:p>
      </style:header>
      <style:header-left style:display="false"/>
      <style:footer>
        <text:p><text:span text:style-name="ID0ES5AG_CP1-1">페이지 </text:span><text:span text:style-name="ID0ES5AG_CP1-2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dcterms="http://purl.org/dc/terms/" xmlns:meta="urn:oasis:names:tc:opendocument:xmlns:meta:1.0" office:version="1.1">
  <office:meta>
    <meta:generator>OpenXML/ODF Translator Command Line Tool 3.0</meta:generator>
    <meta:creation-date>2026-02-05T00:35:14.852</meta:creation-date>
    <dc:creator xmlns:dc="http://purl.org/dc/elements/1.1/">juho</dc:creator>
    <dc:date xmlns:dc="http://purl.org/dc/elements/1.1/">2026-02-05T03:17:55.575</dc:date>
    <meta:editing-cycles>117</meta:editing-cycles>
    <meta:document-statistic/>
    <meta:editing-duration>PT26.333333333333332H0M0S</meta:editing-duration>
  </office:meta>
</office:document-meta>
</file>